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03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3.27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3" style:family="table-cell" style:parent-style-name="Default" style:data-style-name="N61">
      <style:table-cell-properties fo:background-color="#81d41a"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19" style:family="table-cell" style:parent-style-name="Default">
      <style:table-cell-properties fo:background-color="#650953" style:text-align-source="fix" style:repeat-content="false"/>
      <style:paragraph-properties fo:text-align="center" fo:margin-left="0cm"/>
      <style:map style:condition="cell-content()=&quot;&quot;" style:apply-style-name="Accent" style:base-cell-address="task1.A1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&quot;Семинар&quot;" style:apply-style-name="стиль1" style:base-cell-address="task1.D5"/>
    </style:style>
    <style:style style:name="ce21" style:family="table-cell" style:parent-style-name="Default">
      <style:map style:condition="cell-content()=&quot;&quot;" style:apply-style-name="Accent" style:base-cell-address="task1.A1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1"/>
        <table:table-row table:style-name="ro1">
          <table:table-cell table:style-name="ce2" office:value-type="string" calcext:value-type="string">
            <text:p>время\день</text:p>
          </table:table-cell>
          <table:table-cell office:value-type="string" calcext:value-type="string">
            <text:p>понедельник 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суббота </text:p>
          </table:table-cell>
          <table:table-cell office:value-type="string" calcext:value-type="string">
            <text:p>воскресенье </text:p>
          </table:table-cell>
        </table:table-row>
        <table:table-row table:style-name="ro1">
          <table:table-cell table:style-name="ce3" office:value-type="string" calcext:value-type="string">
            <text:p>08:30-10:00</text:p>
          </table:table-cell>
          <table:table-cell table:style-name="ce6" office:value-type="string" calcext:value-type="string">
            <text:p>Лекция: ЯВУ</text:p>
          </table:table-cell>
          <table:table-cell table:style-name="ce6" office:value-type="string" calcext:value-type="string">
            <text:p>Лекция: Мат. Анализ</text:p>
          </table:table-cell>
          <table:table-cell table:number-columns-repeated="2"/>
          <table:table-cell table:style-name="ce18" office:value-type="string" calcext:value-type="string">
            <text:p>Семинар: История </text:p>
          </table:table-cell>
          <table:table-cell table:style-name="ce18" office:value-type="string" calcext:value-type="string">
            <text:p>Семинар: Ин-яз</text:p>
          </table:table-cell>
          <table:table-cell/>
        </table:table-row>
        <table:table-row table:style-name="ro1">
          <table:table-cell office:value-type="string" calcext:value-type="string">
            <text:p>10:10-11:40</text:p>
          </table:table-cell>
          <table:table-cell table:style-name="ce6" office:value-type="string" calcext:value-type="string">
            <text:p>Лекция: Информатика</text:p>
          </table:table-cell>
          <table:table-cell table:style-name="ce18" office:value-type="string" calcext:value-type="string">
            <text:p>Семинар: Мат. Анализ</text:p>
          </table:table-cell>
          <table:table-cell/>
          <table:table-cell table:style-name="ce6" office:value-type="string" calcext:value-type="string">
            <text:p>Лекция: ОММ</text:p>
          </table:table-cell>
          <table:table-cell table:style-name="ce19" office:value-type="string" calcext:value-type="string">
            <text:p>Лаб: Информатика </text:p>
          </table:table-cell>
          <table:table-cell table:style-name="ce18" office:value-type="string" calcext:value-type="string">
            <text:p>Семинар: Рус-яз</text:p>
          </table:table-cell>
          <table:table-cell/>
        </table:table-row>
        <table:table-row table:style-name="ro1">
          <table:table-cell office:value-type="string" calcext:value-type="string">
            <text:p>12:00-13:30</text:p>
          </table:table-cell>
          <table:table-cell table:style-name="ce18" office:value-type="string" calcext:value-type="string">
            <text:p>Семинар: ОРГ</text:p>
          </table:table-cell>
          <table:table-cell table:style-name="ce19" office:value-type="string" calcext:value-type="string">
            <text:p>Лаб: ЯВУ</text:p>
          </table:table-cell>
          <table:table-cell table:style-name="ce18" office:value-type="string" calcext:value-type="string">
            <text:p>Семинар: Алгебра и геометрия</text:p>
          </table:table-cell>
          <table:table-cell table:style-name="ce6" office:value-type="string" calcext:value-type="string">
            <text:p>Лекция: Алгебра и геометрия </text:p>
          </table:table-cell>
          <table:table-cell table:style-name="ce6" office:value-type="string" calcext:value-type="string">
            <text:p>Лекция: Истор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0-15:10</text:p>
          </table:table-cell>
          <table:table-cell table:number-columns-repeated="2"/>
          <table:table-cell table:style-name="ce20" office:value-type="string" calcext:value-type="string">
            <text:p>Семинар: ОММ</text:p>
          </table:table-cell>
          <table:table-cell/>
          <table:table-cell table:style-name="ce6" office:value-type="string" calcext:value-type="string">
            <text:p>Лекция: Физ-ра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12" table:number-columns-repeated="7"/>
          <table:table-cell table:style-name="Default"/>
        </table:table-row>
        <calcext:conditional-formats>
          <calcext:conditional-format calcext:target-range-address="task1.D5:task1.D5">
            <calcext:condition calcext:apply-style-name="стиль1" calcext:value="=&quot;Семинар&quot;" calcext:base-cell-address="task1.D5"/>
          </calcext:conditional-format>
          <calcext:conditional-format calcext:target-range-address="task1.A1:task1.H6">
            <calcext:condition calcext:apply-style-name="стиль1" calcext:value="contains-text(&quot;Семинар&quot;)" calcext:base-cell-address="task1.A1"/>
            <calcext:condition calcext:apply-style-name="стильЛекция" calcext:value="contains-text(&quot;Лекция&quot;)" calcext:base-cell-address="task1.A1"/>
            <calcext:condition calcext:apply-style-name="Лаб" calcext:value="contains-text(&quot;Лаб&quot;)" calcext:base-cell-address="task1.A1"/>
            <calcext:condition calcext:apply-style-name="Accent" calcext:value="=&quot;&quot;" calcext:base-cell-address="task1.A1"/>
          </calcext:conditional-format>
        </calcext:conditional-formats>
      </table:table>
      <table:table table:name="task2" table:style-name="ta1">
        <table:shapes>
          <draw:frame draw:z-index="0" draw:style-name="gr1" draw:text-style-name="P1" svg:width="16.001cm" svg:height="8.99cm" svg:x="2.258cm" svg:y="4.906cm">
            <draw:object draw:notify-on-update-of-ranges="task2.B1:task2.G1 task2.A2:task2.A2 task2.B2:task2.G2 task2.A3:task2.A3 task2.B3:task2.G3 task2.A4:task2.A4 task2.B4:task2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апр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всего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66" calcext:value-type="float">
            <text:p>666</text:p>
          </table:table-cell>
          <table:table-cell office:value-type="float" office:value="520" calcext:value-type="float">
            <text:p>520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table:formula="of:=SUM([.B2:.G2])" office:value-type="float" office:value="3226" calcext:value-type="float">
            <text:p>3226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310" calcext:value-type="float">
            <text:p>310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table:formula="of:=SUM([.B3:.G3])" office:value-type="float" office:value="1498" calcext:value-type="float">
            <text:p>1498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table:formula="of:=SUM([.B4:.G4])" office:value-type="float" office:value="1078" calcext:value-type="float">
            <text:p>1078</text:p>
          </table:table-cell>
        </table:table-row>
      </table:table>
      <table:table table:name="task3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table:formula="of:=SUM([.B2:.D2])" office:value-type="float" office:value="1396" calcext:value-type="float">
            <text:p>139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248488" calcext:value-type="float">
            <text:p>248488</text:p>
          </table:table-cell>
          <table:table-cell table:formula="of:=[.G2]*(1-[.$E$5])" office:value-type="float" office:value="198790.4" calcext:value-type="float">
            <text:p>198790,4</text:p>
          </table:table-cell>
        </table:table-row>
        <table:table-row table:style-name="ro2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*(1-[.$E$5])" office:value-type="float" office:value="168044.8" calcext:value-type="float">
            <text:p>168044,8</text:p>
          </table:table-cell>
        </table:table-row>
        <table:table-row table:style-name="ro2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office:value-type="float" office:value="1444.07692307692" calcext:value-type="float">
            <text:p>1444,07692307692</text:p>
          </table:table-cell>
          <table:table-cell office:value-type="float" office:value="347" calcext:value-type="float">
            <text:p>347</text:p>
          </table:table-cell>
          <table:table-cell table:formula="of:=SUM([.B4:.D4])" office:value-type="float" office:value="1923.07692307692" calcext:value-type="float">
            <text:p>1923,07692307692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000" calcext:value-type="float">
            <text:p>250000</text:p>
          </table:table-cell>
          <table:table-cell table:formula="of:=[.G4]*(1-[.$E$5])" office:value-type="float" office:value="200000" calcext:value-type="float">
            <text:p>2000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 table:formula="of:=SUM([.H2:.H4])" office:value-type="float" office:value="566835.2" calcext:value-type="float">
            <text:p>566835,2</text:p>
          </table:table-cell>
        </table:table-row>
      </table:table>
      <table:table table:name="task4" table:style-name="ta1"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table:style-name="ce7" office:value-type="string" calcext:value-type="string">
            <text:p>цен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2">
          <table:table-cell office:value-type="string" calcext:value-type="string">
            <text:p>Изделие 1</text:p>
          </table:table-cell>
          <table:table-cell table:formula="of:=SUM(['file:///Users/georgi/test/task4.1.ods'#$Sheet1.B2];['file:///Users/georgi/test/task4.2.ods'#$Sheet1.B2])" office:value-type="float" office:value="600" calcext:value-type="float">
            <text:p>6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зделие 2</text:p>
          </table:table-cell>
          <table:table-cell table:formula="of:=SUM(['file:///Users/georgi/test/task4.1.ods'#$Sheet1.B3];['file:///Users/georgi/test/task4.2.ods'#$Sheet1.B3])" office:value-type="float" office:value="1020" calcext:value-type="float">
            <text:p>102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зделие 3</text:p>
          </table:table-cell>
          <table:table-cell table:formula="of:=SUM(['file:///Users/georgi/test/task4.1.ods'#$Sheet1.B4];['file:///Users/georgi/test/task4.2.ods'#$Sheet1.B4])"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Налоги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/>
        </table:table-row>
      </table:table>
      <table:table table:name="task5" table:style-name="ta1">
        <table:shapes>
          <draw:frame draw:z-index="0" draw:style-name="gr1" draw:text-style-name="P1" svg:width="15.999cm" svg:height="8.999cm" svg:x="6.796cm" svg:y="3.836cm">
            <draw:object draw:notify-on-update-of-ranges="task5.A2:task5.A21 task5.B1:task5.B1 task5.B2:task5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2">
          <table:table-cell office:value-type="float" office:value="-10" calcext:value-type="float">
            <text:p>-10</text:p>
          </table:table-cell>
          <table:table-cell table:formula="of:=[.A1]^3 - 2*[.A1]^2 - 16*[.A1] + 32" office:value-type="float" office:value="-1008" calcext:value-type="float">
            <text:p>-1008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D1]^3 - 2*[.D1]^2 - 16*[.D1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[.A2]^3 - 2*[.A2]^2 - 16*[.A2] + 32" office:value-type="float" office:value="-715" calcext:value-type="float">
            <text:p>-71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]^3 - 2*[.D2]^2 - 16*[.D2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[.A3]^3 - 2*[.A3]^2 - 16*[.A3] + 32" office:value-type="float" office:value="-480" calcext:value-type="float">
            <text:p>-48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3]^3 - 2*[.D3]^2 - 16*[.D3] + 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[.A4]^3 - 2*[.A4]^2 - 16*[.A4] + 32" office:value-type="float" office:value="-297" calcext:value-type="float">
            <text:p>-297</text:p>
          </table:table-cell>
          <table:table-cell table:number-columns-repeated="3"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[.A5]^3 - 2*[.A5]^2 - 16*[.A5] + 32" office:value-type="float" office:value="-160" calcext:value-type="float">
            <text:p>-160</text:p>
          </table:table-cell>
          <table:table-cell table:number-columns-repeated="3"/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[.A6]^3 - 2*[.A6]^2 - 16*[.A6] + 32" office:value-type="float" office:value="-63" calcext:value-type="float">
            <text:p>-63</text:p>
          </table:table-cell>
          <table:table-cell table:number-columns-repeated="3"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[.A7]^3 - 2*[.A7]^2 - 16*[.A7] + 3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A8]^3 - 2*[.A8]^2 - 16*[.A8] + 32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A9]^3 - 2*[.A9]^2 - 16*[.A9] + 32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A10]^3 - 2*[.A10]^2 - 16*[.A10] + 32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1]^3 - 2*[.A11]^2 - 16*[.A11] + 3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2]^3 - 2*[.A12]^2 - 16*[.A12] + 3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3]^3 - 2*[.A13]^2 - 16*[.A13] + 3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4]^3 - 2*[.A14]^2 - 16*[.A14] + 32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15]^3 - 2*[.A15]^2 - 16*[.A15] + 3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6]^3 - 2*[.A16]^2 - 16*[.A16] + 32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17]^3 - 2*[.A17]^2 - 16*[.A17] + 32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18]^3 - 2*[.A18]^2 - 16*[.A18] + 32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19]^3 - 2*[.A19]^2 - 16*[.A19] + 32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0]^3 - 2*[.A20]^2 - 16*[.A20] + 32" office:value-type="float" office:value="455" calcext:value-type="float">
            <text:p>45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1]^3 - 2*[.A21]^2 - 16*[.A21] + 32" office:value-type="float" office:value="672" calcext:value-type="float">
            <text:p>672</text:p>
          </table:table-cell>
          <table:table-cell table:number-columns-repeated="3"/>
        </table:table-row>
      </table:table>
      <table:table table:name="'file:///Users/georgi/test/task4.1.ods'#Sheet1" table:print="false" table:style-name="ta_extref">
        <table:table-source xlink:type="simple" xlink:href="../task4.1.ods" table:table-name="Sheet1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300">
            <text:p>300</text:p>
          </table:table-cell>
        </table:table-row>
        <table:table-row>
          <table:table-cell/>
          <table:table-cell table:style-name="ce1" office:value-type="float" office:value="510">
            <text:p>510</text:p>
          </table:table-cell>
        </table:table-row>
        <table:table-row>
          <table:table-cell/>
          <table:table-cell table:style-name="ce1" office:value-type="float" office:value="132">
            <text:p>132</text:p>
          </table:table-cell>
        </table:table-row>
      </table:table>
      <table:table table:name="'file:///Users/georgi/test/task4.2.ods'#Sheet1" table:print="false" table:style-name="ta_extref">
        <table:table-source xlink:type="simple" xlink:href="../task4.2.ods" table:table-name="Sheet1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300">
            <text:p>300</text:p>
          </table:table-cell>
        </table:table-row>
        <table:table-row>
          <table:table-cell/>
          <table:table-cell table:style-name="ce1" office:value-type="float" office:value="510">
            <text:p>510</text:p>
          </table:table-cell>
        </table:table-row>
        <table:table-row>
          <table:table-cell/>
          <table:table-cell table:style-name="ce1" office:value-type="float" office:value="132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стиль1" style:family="table-cell" style:parent-style-name="Default">
      <style:table-cell-properties fo:background-color="#e6e905"/>
    </style:style>
    <style:style style:name="стильЛекция" style:family="table-cell" style:parent-style-name="Default">
      <style:table-cell-properties fo:background-color="#f10d0c"/>
    </style:style>
    <style:style style:name="Лаб" style:family="table-cell" style:parent-style-name="Default">
      <style:table-cell-properties fo:background-color="#650953"/>
    </style:style>
    <style:style style:name="Лаб1" style:family="table-cell" style:parent-style-name="Default">
      <style:table-cell-properties fo:background-color="#780373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6:49:24.895293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5:41:47.892058819</meta:creation-date>
    <dc:date>2024-11-21T18:39:07.017008414</dc:date>
    <meta:editing-duration>PT1H50M34S</meta:editing-duration>
    <meta:editing-cycles>9</meta:editing-cycles>
    <meta:generator>LibreOffice/24.8.1.2$MacOSX_AARCH64 LibreOffice_project/87fa9aec1a63e70835390b81c40bb8993f1d4ff6</meta:generator>
    <meta:document-statistic meta:table-count="5" meta:cell-count="167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scatter" chart:style-name="ch1">
        <chart:legend chart:legend-position="end" svg:x="12.912cm" svg:y="3.693cm" style:legend-expansion="high" chart:style-name="ch2"/>
        <chart:plot-area chart:style-name="ch3" table:cell-range-address="task2.A1:task2.G4" chart:data-source-has-labels="both" svg:x="0.32cm" svg:y="0.179cm" svg:width="12.272cm" svg:height="8.633cm">
          <chart:coordinate-region svg:x="1.172cm" svg:y="0.38cm" svg:width="10.567cm" svg:height="7.782cm"/>
          <chart:axis chart:dimension="x" chart:name="primary-x" chart:style-name="ch4" chartooo:axis-type="auto">
            <chart:categories table:cell-range-address="task2.B1:task2.G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sk2.B2:task2.G2" chart:label-cell-address="task2.A2:task2.A2" chart:class="chart:scatter">
            <chart:data-point chart:repeated="6"/>
          </chart:series>
          <chart:series chart:attached-axis="primary-y" chart:style-name="ch9" chart:values-cell-range-address="task2.B3:task2.G3" chart:label-cell-address="task2.A3:task2.A3" chart:class="chart:scatter">
            <chart:data-point chart:repeated="6"/>
          </chart:series>
          <chart:series chart:attached-axis="primary-y" chart:style-name="ch10" chart:values-cell-range-address="task2.B4:task2.G4" chart:label-cell-address="task2.A4:task2.A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янв</text:p>
                <draw:g>
                  <svg:desc>task2.B1:task2.G1</svg:desc>
                </draw:g>
              </table:table-cell>
              <table:table-cell office:value-type="string">
                <text:p>февр</text:p>
              </table:table-cell>
              <table:table-cell office:value-type="string">
                <text:p>март</text:p>
              </table:table-cell>
              <table:table-cell office:value-type="string">
                <text:p>апр</text:p>
              </table:table-cell>
              <table:table-cell office:value-type="string">
                <text:p>май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task2.A2:task2.A2</svg:desc>
                </draw:g>
              </table:table-cell>
              <table:table-cell office:value-type="float" office:value="700">
                <text:p>700</text:p>
                <draw:g>
                  <svg:desc>task2.B2:task2.G2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666">
                <text:p>666</text:p>
              </table:table-cell>
              <table:table-cell office:value-type="float" office:value="520">
                <text:p>52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Изделие 2</text:p>
                <draw:g>
                  <svg:desc>task2.A3:task2.A3</svg:desc>
                </draw:g>
              </table:table-cell>
              <table:table-cell office:value-type="float" office:value="310">
                <text:p>310</text:p>
                <draw:g>
                  <svg:desc>task2.B3:task2.G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Изделие 3</text:p>
                <draw:g>
                  <svg:desc>task2.A4:task2.A4</svg:desc>
                </draw:g>
              </table:table-cell>
              <table:table-cell office:value-type="float" office:value="122">
                <text:p>122</text:p>
                <draw:g>
                  <svg:desc>task2.B4:task2.G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5cm" svg:y="4.199cm" style:legend-expansion="high" chart:style-name="ch2"/>
        <chart:plot-area chart:style-name="ch3" table:cell-range-address="task5.A1:task5.B21" chart:data-source-has-labels="both" svg:x="0.32cm" svg:y="0.18cm" svg:width="13.095cm" svg:height="8.64cm">
          <chart:coordinate-region svg:x="1.292cm" svg:y="0.381cm" svg:width="11.922cm" svg:height="8.239cm"/>
          <chart:axis chart:dimension="x" chart:name="primary-x" chart:style-name="ch4" chartooo:axis-type="auto">
            <chartooo:date-scale/>
            <chart:categories table:cell-range-address="task5.A2:task5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5.B2:task5.B21" chart:label-cell-address="task5.B1:task5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008</text:p>
                <draw:g>
                  <svg:desc>task5.B1:task5.B1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task5.A2:task5.A21</svg:desc>
                </draw:g>
              </table:table-cell>
              <table:table-cell office:value-type="float" office:value="-715">
                <text:p>-715</text:p>
                <draw:g>
                  <svg:desc>task5.B2:task5.B21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